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narchy</text:p>
      <text:p text:style-name="Standard">A monarchy is a hereditary form of government in which political power is legally passed on to the family members of the monarch, a head of state who rules for life. While monarchs gain their power depending on specific succession laws, they can also gain their authority via election.<text:line-break/>Monarchies were the most common form of government until the 20th century, when republics replaced many monarchies, notably at the end of World War I. As of 2024, forty-three sovereign nations in the world have a monarch, including fifteen Commonwealth realms that share King Charles III as their head of state. Other than that, there is a range of sub-national monarchical entities. Most of the modern monarchies are constitutional monarchies, retaining under a constitution unique legal and ceremonial roles for monarchs exercising limited or no political power, similar to heads of state in a parliamentary republi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146" meta:character-count="913" meta:non-whitespace-character-count="769"/>
    <meta:user-defined meta:name="AppVersion">14.0000</meta:user-defined>
    <meta:template xlink:type="simple" xlink:actuate="onRequest" xlink:title="Normal.dotm" xlink:href=""/>
  </office:meta>
</office:document-meta>
</file>